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27cm" fo:min-width="1.166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3cm" fo:min-width="0.926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2cm" fo:min-width="0.313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146cm" fo:min-width="0.205cm"/>
    </style:style>
    <style:style style:name="gr9" style:family="graphic" style:parent-style-name="standard">
      <style:graphic-properties draw:textarea-horizontal-align="justify" draw:textarea-vertical-align="middle" draw:auto-grow-height="false" fo:min-height="0.146cm" fo:min-width="0.204cm"/>
    </style:style>
    <style:style style:name="gr10" style:family="graphic" style:parent-style-name="standard">
      <style:graphic-properties draw:textarea-horizontal-align="justify" draw:textarea-vertical-align="middle" draw:auto-grow-height="false" fo:min-height="0.153cm" fo:min-width="0.164cm"/>
    </style:style>
    <style:style style:name="gr11" style:family="graphic" style:parent-style-name="standard">
      <style:graphic-properties draw:textarea-horizontal-align="justify" draw:textarea-vertical-align="middle" draw:auto-grow-height="false" fo:min-height="0.147cm" fo:min-width="0.2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9cm" fo:min-width="1.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8cm" fo:min-width="1.1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38cm" fo:min-width="1.1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38cm" fo:min-width="1.16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39cm" fo:min-width="1.1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356cm" svg:height="2.371cm" svg:x="2.2cm" svg:y="7.47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-2.412cm" svg:x1="3.378cm" svg:y1="7.479cm" svg:x2="9.458cm" svg:y2="5.446cm" draw:start-shape="id1" draw:start-glue-point="4" svg:d="M3378 7479v-3679h6080v1646" svg:viewBox="0 0 6081 3680">
          <text:p/>
        </draw:connector>
        <draw:g xml:id="id2" draw:id="id2">
          <draw:line draw:style-name="gr3" draw:text-style-name="P3" draw:layer="layout" svg:x1="13.769cm" svg:y1="13.589cm" svg:x2="13.02cm" svg:y2="13.292cm">
            <text:p/>
          </draw:line>
          <draw:line draw:style-name="gr3" draw:text-style-name="P3" draw:layer="layout" svg:x1="14.496cm" svg:y1="12.555cm" svg:x2="13.021cm" svg:y2="13.296cm">
            <text:p/>
          </draw:line>
          <draw:line draw:style-name="gr3" draw:text-style-name="P3" draw:layer="layout" svg:x1="14.531cm" svg:y1="11.215cm" svg:x2="13.005cm" svg:y2="10.589cm">
            <text:p/>
          </draw:line>
          <draw:line draw:style-name="gr3" draw:text-style-name="P3" draw:layer="layout" svg:x1="14.532cm" svg:y1="12.587cm" svg:x2="13.006cm" svg:y2="11.961cm">
            <text:p/>
          </draw:line>
          <draw:line draw:style-name="gr3" draw:text-style-name="P3" draw:layer="layout" svg:x1="14.52cm" svg:y1="11.187cm" svg:x2="13.045cm" svg:y2="11.928cm">
            <text:p/>
          </draw:line>
          <draw:line draw:style-name="gr3" draw:text-style-name="P3" draw:layer="layout" svg:x1="14.47cm" svg:y1="9.832cm" svg:x2="12.995cm" svg:y2="10.573cm">
            <text:p/>
          </draw:line>
          <draw:line draw:style-name="gr3" draw:text-style-name="P3" draw:layer="layout" svg:x1="14.395cm" svg:y1="9.848cm" svg:x2="13.646cm" svg:y2="9.551cm">
            <text:p/>
          </draw:line>
        </draw:g>
        <draw:frame draw:style-name="gr4" draw:text-style-name="P4" draw:layer="layout" svg:width="1.426cm" svg:height="1.193cm" svg:x="3.874cm" svg:y="6.707cm">
          <draw:text-box>
            <text:p><text:span text:style-name="T1">v</text:span><text:span text:style-name="T2">in</text:span></text:p>
          </draw:text-box>
        </draw:frame>
        <draw:g xml:id="id4" draw:id="id4">
          <draw:line draw:style-name="gr5" draw:text-style-name="P3" draw:layer="layout" svg:x1="16.617cm" svg:y1="10.416cm" svg:x2="16.617cm" svg:y2="11.241cm">
            <text:p/>
          </draw:line>
          <draw:line draw:style-name="gr5" draw:text-style-name="P3" draw:layer="layout" svg:x1="15.478cm" svg:y1="11.249cm" svg:x2="17.752cm" svg:y2="11.249cm">
            <text:p/>
          </draw:line>
          <draw:line draw:style-name="gr5" draw:text-style-name="P3" draw:layer="layout" svg:x1="15.479cm" svg:y1="12.079cm" svg:x2="17.753cm" svg:y2="12.079cm">
            <text:p/>
          </draw:line>
          <draw:line draw:style-name="gr5" draw:text-style-name="P3" draw:layer="layout" svg:x1="16.617cm" svg:y1="12.075cm" svg:x2="16.617cm" svg:y2="12.9cm">
            <text:p/>
          </draw:line>
        </draw:g>
        <draw:connector draw:style-name="gr2" draw:text-style-name="P2" draw:layer="layout" draw:line-skew="1.965cm" svg:x1="3.378cm" svg:y1="9.85cm" svg:x2="9.645cm" svg:y2="12.118cm" draw:start-shape="id1" svg:d="M3378 9850v3350h6267v-1082" svg:viewBox="0 0 6268 3351">
          <text:p/>
        </draw:connector>
        <draw:connector draw:style-name="gr2" draw:text-style-name="P2" xml:id="id3" draw:id="id3" draw:layer="layout" svg:x1="6.242cm" svg:y1="8.579cm" svg:x2="5.307cm" svg:y2="14.717cm" svg:d="M6242 8579v11h-935v6127" svg:viewBox="0 0 936 6139">
          <text:p/>
        </draw:connector>
        <draw:connector draw:style-name="gr2" draw:text-style-name="P2" draw:layer="layout" draw:line-skew="-0.22cm" svg:x1="12.681cm" svg:y1="8.691cm" svg:x2="13.763cm" svg:y2="9.551cm" draw:end-shape="id2" draw:end-glue-point="0" svg:d="M12681 8691v-65h1082v925" svg:viewBox="0 0 1083 926">
          <text:p/>
        </draw:connector>
        <draw:connector draw:style-name="gr2" draw:text-style-name="P2" draw:layer="layout" svg:x1="5.307cm" svg:y1="14.717cm" svg:x2="13.763cm" svg:y2="13.589cm" draw:start-shape="id3" draw:start-glue-point="3" draw:end-shape="id2" draw:end-glue-point="2" svg:d="M5307 14717v501h8456v-1629" svg:viewBox="0 0 8457 1630">
          <text:p/>
        </draw:connector>
        <draw:connector draw:style-name="gr2" draw:text-style-name="P2" draw:layer="layout" draw:line-skew="-0.722cm" svg:x1="13.795cm" svg:y1="8.779cm" svg:x2="16.616cm" svg:y2="10.416cm" draw:end-shape="id4" draw:end-glue-point="0" svg:d="M13795 8779v-179h2821v1816" svg:viewBox="0 0 2822 1817">
          <text:p/>
        </draw:connector>
        <draw:connector draw:style-name="gr2" draw:text-style-name="P2" draw:layer="layout" draw:line-skew="0.942cm" svg:x1="13.795cm" svg:y1="15.265cm" svg:x2="16.616cm" svg:y2="12.9cm" draw:end-shape="id4" draw:end-glue-point="2" svg:d="M13795 15265v35h2821v-2400" svg:viewBox="0 0 2822 2401">
          <text:p/>
        </draw:connector>
        <draw:frame draw:style-name="gr6" draw:text-style-name="P5" draw:layer="layout" svg:width="0.946cm" svg:height="3.602cm" svg:x="17.024cm" svg:y="9.988cm">
          <draw:text-box draw:corner-radius="3cm">
            <text:p>+</text:p>
            <text:p/>
            <text:p/>
            <text:p>-</text:p>
          </draw:text-box>
        </draw:frame>
        <draw:line draw:style-name="gr7" draw:text-style-name="P6" draw:layer="layout" svg:x1="6.332cm" svg:y1="8.59cm" svg:x2="9.707cm" svg:y2="12.198cm">
          <text:p/>
        </draw:line>
        <draw:custom-shape draw:style-name="gr8" draw:text-style-name="P2" draw:layer="layout" svg:width="1.407cm" svg:height="1.189cm" draw:transform="rotate (-0.452389342116931) translate (7.673cm 9.06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6.332cm" svg:y1="8.59cm" svg:x2="9.474cm" svg:y2="5.564cm">
          <text:p/>
        </draw:line>
        <draw:line draw:style-name="gr7" draw:text-style-name="P6" draw:layer="layout" svg:x1="9.591cm" svg:y1="12.197cm" svg:x2="12.617cm" svg:y2="8.706cm">
          <text:p/>
        </draw:line>
        <draw:line draw:style-name="gr7" draw:text-style-name="P6" draw:layer="layout" svg:x1="9.474cm" svg:y1="5.564cm" svg:x2="12.733cm" svg:y2="8.59cm">
          <text:p/>
        </draw:line>
        <draw:custom-shape draw:style-name="gr9" draw:text-style-name="P2" draw:layer="layout" svg:width="1.406cm" svg:height="1.189cm" draw:transform="skewX (-0.000872664625997118) rotate (-0.769864733054698) translate (7.97cm 5.99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1.327cm" svg:height="1.208cm" draw:transform="skewX (-0.000872664625997182) rotate (-0.137008346281555) translate (10.432cm 6.20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1.406cm" svg:height="1.19cm" draw:transform="skewX (-0.000872664625997115) rotate (-0.713141532364883) translate (11.068cm 9.44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4" draw:layer="layout" svg:width="1.66cm" svg:height="1.389cm" svg:x="18.172cm" svg:y="10.925cm">
          <draw:text-box>
            <text:p><text:span text:style-name="T1">v</text:span><text:span text:style-name="T2">o</text:span></text:p>
          </draw:text-box>
        </draw:frame>
        <draw:frame draw:style-name="gr13" draw:text-style-name="P4" draw:layer="layout" svg:width="1.66cm" svg:height="1.388cm" svg:x="12.237cm" svg:y="11.973cm">
          <draw:text-box>
            <text:p><text:span text:style-name="T1">R</text:span></text:p>
          </draw:text-box>
        </draw:frame>
        <draw:frame draw:style-name="gr13" draw:text-style-name="P4" draw:layer="layout" svg:width="1.66cm" svg:height="1.388cm" svg:x="10.04cm" svg:y="9cm">
          <draw:text-box>
            <text:p><text:span text:style-name="T1">D</text:span><text:span text:style-name="T2">2</text:span></text:p>
          </draw:text-box>
        </draw:frame>
        <draw:frame draw:style-name="gr14" draw:text-style-name="P8" draw:layer="layout" svg:width="1.66cm" svg:height="1.388cm" svg:x="7.03cm" svg:y="10.46cm">
          <draw:text-box>
            <text:p text:style-name="P7"><text:span text:style-name="T3">D</text:span><text:span text:style-name="T4">3</text:span></text:p>
          </draw:text-box>
        </draw:frame>
        <draw:frame draw:style-name="gr15" draw:text-style-name="P8" draw:layer="layout" svg:width="1.66cm" svg:height="1.388cm" svg:x="6.914cm" svg:y="5.456cm">
          <draw:text-box>
            <text:p text:style-name="P7"><text:span text:style-name="T5">D</text:span><text:span text:style-name="T4">4</text:span></text:p>
          </draw:text-box>
        </draw:frame>
        <draw:frame draw:style-name="gr16" draw:text-style-name="P8" draw:layer="layout" svg:width="1.66cm" svg:height="1.389cm" svg:x="11.306cm" svg:y="6.037cm">
          <draw:text-box>
            <text:p text:style-name="P7"><text:span text:style-name="T3">D</text:span><text:span text:style-name="T2">1</text:span></text:p>
          </draw:text-box>
        </draw:frame>
        <draw:frame draw:style-name="gr12" draw:text-style-name="P4" draw:layer="layout" svg:width="1.66cm" svg:height="1.389cm" svg:x="15.293cm" svg:y="9.994cm">
          <draw:text-box>
            <text:p><text:span text:style-name="T1">C</text:span></text:p>
          </draw:text-box>
        </draw:frame>
        <draw:custom-shape draw:style-name="gr17" draw:text-style-name="P2" draw:layer="layout" svg:width="0.9cm" svg:height="0.054cm" draw:transform="rotate (-0.77300632570829) translate (11.256cm 9.5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0.77300632570829) translate (8.156cm 6.133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2.35043490366076) translate (8.771cm 10.438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2.28934837984096) translate (11.9cm 7.236cm)">
          <text:p/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9cm" fo:page-height="20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1:27:20.102780264</meta:creation-date>
    <dc:date>2021-05-02T22:21:07.066233383</dc:date>
    <meta:editing-duration>PT13M3S</meta:editing-duration>
    <meta:editing-cycles>2</meta:editing-cycles>
    <meta:generator>LibreOffice/6.4.6.2$Linux_X86_64 LibreOffice_project/40$Build-2</meta:generator>
    <meta:document-statistic meta:object-count="42"/>
  </office:meta>
</office:document-meta>
</file>